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Mangal1" svg:font-family="Mangal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ciecie">
      <style:paragraph-properties fo:margin-left="2cm" fo:margin-right="0cm" fo:text-indent="0.751cm" style:auto-text-indent="false"/>
      <style:text-properties style:font-name="Book Antiqua" fo:font-weight="bold" style:font-weight-asian="bold"/>
    </style:style>
    <style:style style:name="P2" style:family="paragraph" style:parent-style-name="wciecie">
      <style:paragraph-properties fo:margin-left="0cm" fo:margin-right="0cm" fo:text-indent="0cm" style:auto-text-indent="false"/>
    </style:style>
    <style:style style:name="P3" style:family="paragraph" style:parent-style-name="wciecie">
      <style:paragraph-properties fo:margin-left="0cm" fo:margin-right="0cm" fo:text-indent="0cm" style:auto-text-indent="false"/>
      <style:text-properties style:font-name="Book Antiqua"/>
    </style:style>
    <style:style style:name="P4" style:family="paragraph" style:parent-style-name="wciecie">
      <style:paragraph-properties fo:margin-left="0cm" fo:margin-right="0cm" fo:text-indent="0cm" style:auto-text-indent="false"/>
      <style:text-properties style:font-name="Book Antiqua" fo:font-style="italic" style:font-style-asian="italic" style:font-style-complex="italic" style:font-weight-complex="bold"/>
    </style:style>
    <style:style style:name="P5" style:family="paragraph" style:parent-style-name="pkt" style:list-style-name="WWNum5">
      <style:paragraph-properties>
        <style:tab-stops>
          <style:tab-stop style:position="0.953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 style:parent-style-name="pkt">
      <style:paragraph-properties fo:margin-left="1.635cm" fo:margin-right="0cm" fo:text-indent="0cm" style:auto-text-indent="false">
        <style:tab-stops>
          <style:tab-stop style:position="0.953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7" style:family="paragraph" style:parent-style-name="wciecie1">
      <style:paragraph-properties fo:margin-left="8.742cm" fo:margin-right="0.499cm" fo:line-height="100%" fo:text-align="justify" style:justify-single-word="false" fo:text-indent="0cm" style:auto-text-indent="false"/>
    </style:style>
    <style:style style:name="P8" style:family="paragraph" style:parent-style-name="wciecie1">
      <style:paragraph-properties fo:margin-left="7.493cm" fo:margin-right="0.499cm" fo:line-height="100%" fo:text-align="justify" style:justify-single-word="false" fo:text-indent="1.249cm" style:auto-text-indent="false"/>
    </style:style>
    <style:style style:name="P9" style:family="paragraph" style:parent-style-name="wciecie1">
      <style:paragraph-properties fo:margin-left="0cm" fo:margin-right="0.499cm" fo:line-height="100%" fo:text-align="justify" style:justify-single-word="false" fo:text-indent="0cm" style:auto-text-indent="false"/>
    </style:style>
    <style:style style:name="P10" style:family="paragraph" style:parent-style-name="Footer">
      <style:paragraph-properties fo:margin-left="0cm" fo:margin-right="0.635cm" fo:text-indent="0cm" style:auto-text-indent="false"/>
    </style:style>
    <style:style style:name="P11" style:family="paragraph" style:parent-style-name="List_20_2" style:list-style-name="WWNum2"/>
    <style:style style:name="P12" style:family="paragraph" style:parent-style-name="List_20_2" style:list-style-name="WWNum3"/>
    <style:style style:name="P13" style:family="paragraph" style:parent-style-name="Body_20_Text_20_Indent">
      <style:paragraph-properties fo:text-align="justify" style:justify-single-word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9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style:border-line-width-bottom="0.002cm 0.035cm 0.002cm" fo:padding-left="0cm" fo:padding-right="0cm" fo:padding-top="0cm" fo:padding-bottom="0.035cm" fo:border-left="none" fo:border-right="none" fo:border-top="none" fo:border-bottom="0.039cm double #000001"/>
    </style:style>
    <style:style style:name="P18" style:family="paragraph" style:parent-style-name="Standard">
      <style:paragraph-properties fo:margin-left="8.742cm" fo:margin-right="0cm" fo:text-indent="1.249cm" style:auto-text-indent="false"/>
      <style:text-properties style:font-name="Book Antiqua"/>
    </style:style>
    <style:style style:name="P19" style:family="paragraph" style:parent-style-name="Text_20_body">
      <style:paragraph-properties fo:line-height="100%"/>
      <style:text-properties style:font-name="Book Antiqua"/>
    </style:style>
    <style:style style:name="P20" style:family="paragraph" style:parent-style-name="Text_20_body">
      <style:paragraph-properties fo:line-height="100%"/>
      <style:text-properties style:font-name="Book Antiqua" fo:font-weight="bold" style:font-weight-asian="bold" style:font-size-complex="12pt" style:font-weight-complex="bold"/>
    </style:style>
    <style:style style:name="P21" style:family="paragraph" style:parent-style-name="Text_20_body">
      <style:paragraph-properties fo:line-height="100%" fo:text-align="center" style:justify-single-word="false"/>
    </style:style>
    <style:style style:name="P22" style:family="paragraph" style:parent-style-name="Text_20_body">
      <style:paragraph-properties fo:margin-left="0cm" fo:margin-right="0cm" fo:line-height="100%" fo:text-indent="0cm" style:auto-text-indent="false"/>
      <style:text-properties style:font-name="Book Antiqua"/>
    </style:style>
    <style:style style:name="P2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Book Antiqua" fo:font-weight="bold" style:font-weight-asian="bold" style:font-size-complex="12pt"/>
    </style:style>
    <style:style style:name="P2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8.742cm" fo:margin-right="0cm" fo:text-indent="0cm" style:auto-text-indent="false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.501cm" style:auto-text-indent="false"/>
    </style:style>
    <style:style style:name="T1" style:family="text">
      <style:text-properties style:font-name="Book Antiqua"/>
    </style:style>
    <style:style style:name="T2" style:family="text">
      <style:text-properties style:font-name="Book Antiqua" fo:font-size="12pt" style:font-size-asian="12pt" style:font-size-complex="12pt"/>
    </style:style>
    <style:style style:name="T3" style:family="text">
      <style:text-properties style:font-name="Book Antiqua" fo:font-size="12pt" fo:letter-spacing="0.053cm" fo:font-style="italic" fo:font-weight="normal" style:font-size-asian="12pt" style:font-style-asian="italic" style:font-weight-asian="normal"/>
    </style:style>
    <style:style style:name="T4" style:family="text">
      <style:text-properties style:font-name="Book Antiqua" fo:font-size="12pt" fo:font-weight="bold" style:font-size-asian="12pt" style:font-weight-asian="bold" style:font-size-complex="12pt"/>
    </style:style>
    <style:style style:name="T5" style:family="text">
      <style:text-properties style:font-name="Book Antiqu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Book Antiqua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Book Antiqua" fo:font-size="13pt" fo:font-weight="bold" style:font-size-asian="13pt" style:font-weight-asian="bold" style:font-weight-complex="bold"/>
    </style:style>
    <style:style style:name="T8" style:family="text">
      <style:text-properties style:font-name="Book Antiqua" fo:font-size="11pt" style:font-size-asian="11pt" style:font-size-complex="11pt"/>
    </style:style>
    <style:style style:name="T9" style:family="text">
      <style:text-properties style:font-name="Book Antiqua" fo:font-weight="bold" style:font-weight-asian="bold"/>
    </style:style>
    <style:style style:name="T10" style:family="text">
      <style:text-properties style:font-name="Book Antiqua" fo:font-weight="bold" style:font-weight-asian="bold" style:font-weight-complex="bold"/>
    </style:style>
    <style:style style:name="T11" style:family="text">
      <style:text-properties style:font-name="Book Antiqua" fo:font-weight="bold" style:font-weight-asian="bold" style:font-size-complex="12pt"/>
    </style:style>
    <style:style style:name="T12" style:family="text">
      <style:text-properties style:font-name="Book Antiqua" style:font-weight-complex="bold"/>
    </style:style>
    <style:style style:name="T13" style:family="text">
      <style:text-properties style:font-name="Book Antiqua" fo:font-style="italic" style:font-style-asian="italic" style:font-style-complex="italic" style:font-weight-complex="bold"/>
    </style:style>
    <style:style style:name="T14" style:family="text">
      <style:text-properties style:font-name="Book Antiqua" fo:font-style="italic" fo:font-weight="bold" style:font-style-asian="italic" style:font-weight-asian="bold" style:font-style-complex="italic"/>
    </style:style>
    <style:style style:name="T15" style:family="text">
      <style:text-properties style:font-name="Book Antiqua" fo:font-style="italic" style:text-underline-style="solid" style:text-underline-width="auto" style:text-underline-color="font-color" fo:font-weight="bold" style:font-style-asian="italic" style:font-weight-asian="bold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38370573210631284" text:style-name="Outline">
        <text:list-item>
          <text:h text:style-name="P14" text:outline-level="1"><text:span text:style-name="T1"><text:s text:c="19"/></text:span><text:span text:style-name="T2">KANCELARIA RADCY PRAWNEGO „DORADCA”</text:span></text:h>
          <text:list>
            <text:list-item>
              <text:h text:style-name="Heading_20_2" text:outline-level="2"><text:span text:style-name="T3">Stanisław Wajsgerber</text:span></text:h>
            </text:list-item>
          </text:list>
        </text:list-item>
      </text:list>
      <text:p text:style-name="P16"><text:span text:style-name="T5">ul. Droga Jeziorna 8 <text:s text:c="47"/>86-303 Grudziądz</text:span></text:p>
      <text:p text:style-name="P17"><text:span text:style-name="T5">tel./ fax 56/ 46-266-15</text:span><text:span text:style-name="T7"> <text:s text:c="50"/></text:span></text:p>
      <text:p text:style-name="P18"/>
      <text:p text:style-name="P25"><text:span text:style-name="T1">Grudziądz, dnia data r. </text:span></text:p>
      <text:p text:style-name="Text_20_body_20_indent"><text:span text:style-name="T8">Nasz znak: sygnatura</text:span></text:p>
      <text:p text:style-name="P7"><text:span text:style-name="T9">Komornik Sądowy </text:span></text:p>
      <text:p text:style-name="P8"><text:span text:style-name="T9">przy Sądzie Rejonowym </text:span></text:p>
      <text:p text:style-name="P8"><text:span text:style-name="T9">w Grudziądzu</text:span></text:p>
      <text:p text:style-name="P8"><text:span text:style-name="T9">Dorota Lipniewska</text:span></text:p>
      <text:p text:style-name="P8"><text:span text:style-name="T9">ul. Groblowa 4/3</text:span></text:p>
      <text:p text:style-name="P8"><text:span text:style-name="T9">86-300 Grudziądz</text:span></text:p>
      <text:p text:style-name="P9"><text:span text:style-name="T9"><text:s text:c="75"/></text:span></text:p>
      <text:p text:style-name="P1"/>
      <text:p text:style-name="P2"><text:span text:style-name="T9"><text:s text:c="3"/>Wierzyciel: <text:s/></text:span><text:span text:style-name="T1">Miejskie Przedsiębiorstwo Gospodarki</text:span></text:p>
      <text:p text:style-name="P2"><text:span text:style-name="T1"><text:s text:c="25"/>Nieruchomościami sp. z o.o. w Grudziądzu </text:span></text:p>
      <text:p text:style-name="P2"><text:span text:style-name="T12"><text:s text:c="25"/>zastępowana przez <text:s/>radcę prawnego Stanisława Wajsgerber</text:span></text:p>
      <text:p text:style-name="P2"><text:span text:style-name="T12"><text:s text:c="25"/>prowadzącego Kancelarię Radcy Prawnego „Doradca” Stanisław </text:span></text:p>
      <text:p text:style-name="P2"><text:span text:style-name="T12"><text:s text:c="26"/>Wajsgerber</text:span></text:p>
      <text:p text:style-name="P2"><text:span text:style-name="T14"><text:s text:c="25"/></text:span><text:span text:style-name="T15">Adres dla doręczeń:</text:span></text:p>
      <text:p text:style-name="P2"><text:span text:style-name="T13"><text:s text:c="24"/>Kancelaria Radcy Prawnego „Doradca” Stanisław Wajsgerber</text:span></text:p>
      <text:p text:style-name="P2"><text:span text:style-name="T13"><text:s text:c="23"/>ul. Droga Jeziorna 8, 86-303 Grudziądz</text:span></text:p>
      <text:p text:style-name="P4"/>
      <text:p text:style-name="P2"><text:span text:style-name="T9"><text:s text:c="6"/>Dłużnik: </text:span><text:span text:style-name="T8">Anna Kotowicz</text:span></text:p>
      <text:p text:style-name="P2"><text:span text:style-name="T8"><text:s text:c="23"/>Zakład Karny nr 1 ul. Wybickiego 10/22</text:span></text:p>
      <text:p text:style-name="P2"><text:span text:style-name="T8"><text:s text:c="24"/>86-300 Grudziądz</text:span></text:p>
      <text:p text:style-name="P3"/>
      <text:p text:style-name="P2"><text:span text:style-name="T1"><text:s text:c="18"/></text:span></text:p>
      <text:list xml:id="list132080529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5" text:outline-level="9"><text:span text:style-name="T9">Wniosek o wszczęcie egzekucji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3"><text:span text:style-name="T2">Załączając <text:s/>nakaz zapłaty Sądu Rejonowego w Grudziądzu Wydział I Cywilny z dnia 20 maja <text:s/>2022 r., sygn. akt: <text:s/>I Nc 660/22 opatrzony klauzulą wykonalności tegoż Sądu, na podstawie którego dłużnik ma zapłacić <text:s/>wierzycielowi:</text:span></text:p>
      <text:list xml:id="list1523746652869768520" text:style-name="WWNum5">
        <text:list-item>
          <text:p text:style-name="P5"><text:span text:style-name="T1">Kwotę </text:span><text:span text:style-name="T10">łącznie</text:span><text:span text:style-name="T9"> z</text:span><text:span text:style-name="T10">ł </text:span><text:span text:style-name="T12">tytułem</text:span><text:span text:style-name="T1"> należności głównej </text:span></text:p>
        </text:list-item>
        <text:list-item>
          <text:p text:style-name="P5"><text:span text:style-name="T1">ustawowe odsetki za opóźnienie zgodnie z treścią wyroku <text:s text:c="21"/></text:span></text:p>
        </text:list-item>
        <text:list-item>
          <text:p text:style-name="P5"><text:span text:style-name="T12">koszty procesu w kwocie </text:span><text:span text:style-name="T10">koszty procesu</text:span><text:span text:style-name="T12"> </text:span><text:span text:style-name="T10">zł</text:span><text:span text:style-name="T12"> wraz z ustawowymi odsetkami za opóźnienie od dnia 15 czerwca <text:s/>2022 r. do dnia zapłaty</text:span></text:p>
        </text:list-item>
        <text:list-item>
          <text:p text:style-name="P5"><text:span text:style-name="T12">koszty nadania klauzuli wykonalności w kwocie </text:span><text:span text:style-name="T10">120,00 zł</text:span></text:p>
        </text:list-item>
        <text:list-item>
          <text:p text:style-name="P5"><text:span text:style-name="T12">koszty adwokackie w postępowaniu egzekucyjnym w kwocie</text:span><text:span text:style-name="T10"> 450,00 zł</text:span></text:p>
        </text:list-item>
      </text:list>
      <text:p text:style-name="P22"/>
      <text:p text:style-name="P22"/>
      <text:p text:style-name="Text_20_body_20_indent"><text:soft-page-break/><text:span text:style-name="T2">Wnoszę o :</text:span></text:p>
      <text:list xml:id="list2049947018921008268" text:style-name="WWNum2">
        <text:list-item>
          <text:p text:style-name="P11"><text:span text:style-name="T2">wszczęcie egzekucji z rachunków bankowych dłużnika;</text:span></text:p>
        </text:list-item>
        <text:list-item>
          <text:p text:style-name="P11"><text:span text:style-name="T2">wszczęcie egzekucji z ruchomości dłużnika znajdujących się w miejscu jego zamieszkania – poprzez ich zajęcie i sprzedaż w drodze licytacji w celu wyegzekwowania powyższych kwot ;</text:span></text:p>
        </text:list-item>
        <text:list-item>
          <text:p text:style-name="P11"><text:span text:style-name="T2">wszczęcie egzekucji z wynagrodzenia dłużnika</text:span></text:p>
        </text:list-item>
        <text:list-item>
          <text:p text:style-name="P11"><text:span text:style-name="T2">wszczęcie egzekucji z innych praw i wierzytelności dłużnika</text:span></text:p>
        </text:list-item>
        <text:list-item>
          <text:p text:style-name="P11"><text:span text:style-name="T2">ustalenie oraz ściągnięcie wraz z egzekwowanym roszczeniem i wypłacenie wierzycielowi <text:s/>kosztów egzekucji według norm przepisanych </text:span><text:span text:style-name="T6">łącznie z należnymi kosztami adwokackimi dla radcy prawnego.</text:span></text:p>
        </text:list-item>
      </text:list>
      <text:p text:style-name="P20"/>
      <text:p text:style-name="Text_20_body_20_indent"><text:span text:style-name="T2">Wpłat na rzecz wierzyciela proszę dokonać na jego konto bankowe:</text:span></text:p>
      <text:p text:style-name="P24"><text:span text:style-name="T11">Miejskie Przedsiębiorstwo Gospodarki Nieruchomościami sp. z o.o. w Grudziądzu </text:span></text:p>
      <text:p text:style-name="P26"><text:span text:style-name="T11"><text:s/>B.G.Ż S.A. O/Grudziądz</text:span></text:p>
      <text:p text:style-name="P16"><text:span text:style-name="T4">34 2030 0045 1110 0000 0075 0370</text:span></text:p>
      <text:p text:style-name="P23"/>
      <text:p text:style-name="P13"><text:span text:style-name="T2">Natomiast <text:s/>koszty zastępstwa w postępowaniu sądowym w kwocie 1200,00 zł wraz z ustawowymi odsetkami za opóźnienie liczonymi <text:s/>od w/w kwoty, koszty nadania klauzuli wykonalności w kwocie 120,00 zł i koszty zastępstwa w postępowaniu egzekucyjnym <text:s/>w kwocie 450,00 zł <text:s/>proszę przekazać na konto pełnomocnika z podaniem znaku: <text:s text:c="2"/>M/111/22.</text:span></text:p>
      <text:p text:style-name="P21"><text:span text:style-name="T11">Kancelaria Radcy Prawnego „Doradca” Stanisław Wajsgerber</text:span></text:p>
      <text:p text:style-name="P21"><text:span text:style-name="T11">Bank PKO S.A. O/ Grudziądz </text:span></text:p>
      <text:p text:style-name="P24"><text:span text:style-name="T11">44 1240 1949 1111 0010 1569 9023</text:span></text:p>
      <text:list xml:id="list1480181404" text:continue-list="list132080529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Heading_20_9" text:outline-level="9"><text:span text:style-name="T1"><text:tab/><text:tab/><text:tab/><text:tab/><text:tab/><text:tab/><text:tab/><text:tab/><text:tab/>radca prawny</text:span></text:h>
                                        </text:list-item>
                                        <text:list-item>
                                          <text:h text:style-name="Heading_20_9" text:outline-level="9"><text:span text:style-name="T1"><text:tab/><text:tab/><text:tab/><text:tab/><text:tab/><text:tab/><text:tab/><text:tab/><text:tab/>Stanisław Wajsgerber</text:span></text:h>
                                        </text:list-item>
                                        <text:list-item>
                                          <text:h text:style-name="Heading_20_9" text:outline-level="9"><text:span text:style-name="T1">Załączniki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2"><text:span text:style-name="T1">1.<text:tab/>tytuł wykonawczy</text:span></text:p>
      <text:p text:style-name="List_20_2"><text:span text:style-name="T1">2.<text:tab/>odpis pełnomocnictwa</text:span></text:p>
      <text:p text:style-name="List_20_2"><text:span text:style-name="T1">Otrzymują:</text:span></text:p>
      <text:list xml:id="list5339466960786325103" text:style-name="WWNum3">
        <text:list-item>
          <text:p text:style-name="P12"><text:span text:style-name="T1">Adresat – 1 egz.</text:span></text:p>
        </text:list-item>
        <text:list-item>
          <text:p text:style-name="P12"><text:span text:style-name="T1">A/a – 1 egz.</text:span></text:p>
        </text:list-item>
      </text:list>
      <text:p text:style-name="List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Mangal1" svg:font-family="Mangal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l" fo:country="PL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style:line-height-at-least="0.589cm" fo:text-align="justify" style:justify-single-word="false" fo:text-indent="0.499cm" style:auto-text-indent="false"/>
      <style:text-properties fo:color="#000000" fo:font-size="12pt" style:font-size-asian="12pt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style:font-name="Albertus Medium" fo:font-size="13pt" fo:font-weight="bold" style:font-size-asian="13pt" style:font-weight-asian="bold" style:font-size-complex="12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Nagłówek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Podpis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wciecie" style:family="paragraph" style:default-outline-level="" style:list-style-name="">
      <style:paragraph-properties fo:margin-left="5.001cm" fo:margin-right="0cm" fo:text-align="justify" style:justify-single-word="false" fo:orphans="2" fo:widows="2" fo:hyphenation-ladder-count="no-limit" fo:text-indent="-2cm" style:auto-text-indent="false" style:writing-mode="lr-tb"/>
      <style:text-properties fo:color="#000000" fo:font-size="12pt" style:font-name-asian="Arial1" style:font-size-asian="12pt" style:language-asian="ar" style:country-asian="SA" fo:hyphenate="false" fo:hyphenation-remain-char-count="2" fo:hyphenation-push-char-count="2"/>
    </style:style>
    <style:style style:name="pkt" style:family="paragraph" style:default-outline-level="" style:list-style-name="">
      <style:paragraph-properties fo:margin-left="0.998cm" fo:margin-right="0cm" fo:margin-top="0.099cm" fo:margin-bottom="0.099cm" fo:text-align="justify" style:justify-single-word="false" fo:orphans="2" fo:widows="2" fo:hyphenation-ladder-count="no-limit" fo:text-indent="0cm" style:auto-text-indent="false" style:writing-mode="lr-tb"/>
      <style:text-properties fo:color="#000000" fo:font-size="12pt" style:font-name-asian="Arial1" style:font-size-asian="12pt" style:language-asian="ar" style:country-asian="SA" fo:hyphenate="false" fo:hyphenation-remain-char-count="2" fo:hyphenation-push-char-count="2"/>
    </style:style>
    <style:style style:name="wciecie1" style:family="paragraph" style:default-outline-level="" style:list-style-name="">
      <style:paragraph-properties fo:margin-left="10.001cm" fo:margin-right="0.499cm" style:line-height-at-least="0.589cm" fo:orphans="2" fo:widows="2" fo:hyphenation-ladder-count="no-limit" fo:text-indent="0cm" style:auto-text-indent="false" style:writing-mode="lr-tb"/>
      <style:text-properties fo:color="#000000" fo:font-size="12pt" style:font-name-asian="Arial1" style:font-size-asian="12pt" style:language-asian="ar" style:country-asian="SA" fo:hyphenate="fals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default-outline-level="" style:list-style-name="" style:class="extra"/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2" style:display-name="List 2" style:family="paragraph" style:parent-style-name="Standard" style:default-outline-level="" style:list-style-name="" style:class="list">
      <style:paragraph-properties fo:margin-left="0.998cm" fo:margin-right="0cm" fo:margin-top="0cm" fo:margin-bottom="0.212cm" fo:text-indent="-0.499cm" style:auto-text-indent="false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Body_20_Text_20_Indent" style:display-name="Body Text Indent" style:family="paragraph" style:parent-style-name="Text_20_body" style:default-outline-level="" style:list-style-name="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color="#00000a" fo:font-size="10pt" style:font-size-asian="10pt"/>
    </style:style>
    <style:style style:name="endnote_20_text" style:display-name="endnote text" style:family="paragraph" style:parent-style-name="Standard" style:default-outline-level="" style:list-style-name=""/>
    <style:style style:name="Default_20_Paragraph_20_Font" style:display-name="Default Paragraph Font" style:family="text"/>
    <style:style style:name="WW8Num2z0" style:family="text">
      <style:text-properties fo:font-weight="bold" style:font-weight-asian="bold"/>
    </style:style>
    <style:style style:name="WW8Num4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fo:font-weight="normal" style:font-weight-asian="normal"/>
    </style:style>
    <style:style style:name="WW8Num6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Domyślna_20_czcionka_20_akapitu1" style:display-name="Domyślna czcionka akapitu1" style:family="text"/>
    <style:style style:name="page_20_number" style:display-name="page number" style:family="text" style:parent-style-name="Domyślna_20_czcionka_20_akapitu1"/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>
      <style:text-properties style:language-asian="ar" style:country-asian="SA"/>
    </style:style>
    <style:style style:name="Temat_20_komentarza_20_Znak" style:display-name="Temat komentarza Znak" style:family="text">
      <style:text-properties fo:font-weight="bold" style:language-asian="ar" style:country-asian="SA" style:font-weight-asian="bold" style:font-weight-complex="bold"/>
    </style:style>
    <style:style style:name="Nagłówek_20_1_20_Znak" style:display-name="Nagłówek 1 Znak" style:family="text">
      <style:text-properties style:font-name="Cambria" fo:font-size="16pt" fo:font-weight="bold" style:letter-kerning="true" style:font-name-asian="Times New Roman1" style:font-size-asian="16pt" style:language-asian="ar" style:country-asian="SA" style:font-weight-asian="bold" style:font-name-complex="Times New Roman1" style:font-size-complex="16pt" style:font-weight-complex="bold"/>
    </style:style>
    <style:style style:name="Nagłówek_20_9_20_Znak" style:display-name="Nagłówek 9 Znak" style:family="text">
      <style:text-properties style:font-name="Cambria" fo:font-size="11pt" style:font-name-asian="Times New Roman1" style:font-size-asian="11pt" style:language-asian="ar" style:country-asian="SA" style:font-name-complex="Times New Roman1" style:font-size-complex="11pt"/>
    </style:style>
    <style:style style:name="Tekst_20_podstawowy_20_wcięty_20_Znak" style:display-name="Tekst podstawowy wcięty Znak" style:family="text">
      <style:text-properties style:language-asian="ar" style:country-asian="SA"/>
    </style:style>
    <style:style style:name="Tekst_20_podstawowy_20_Znak" style:display-name="Tekst podstawowy Znak" style:family="text">
      <style:text-properties fo:color="#000000" fo:font-size="12pt" style:font-size-asian="12pt" style:language-asian="ar" style:country-asian="SA"/>
    </style:style>
    <style:style style:name="Tekst_20_podstawowy_20_z_20_wcięciem_20_Znak" style:display-name="Tekst podstawowy z wcięciem Znak" style:family="text" style:parent-style-name="Tekst_20_podstawowy_20_Znak">
      <style:text-properties fo:color="#000000" fo:font-size="12pt" style:font-size-asian="12pt" style:language-asian="ar" style:country-asian="SA"/>
    </style:style>
    <style:style style:name="Tekst_20_przypisu_20_końcowego_20_Znak" style:display-name="Tekst przypisu końcowego Znak" style:family="text">
      <style:text-properties style:language-asian="ar" style:country-asian="SA"/>
    </style:style>
    <style:style style:name="endnote_20_reference" style:display-name="endnote reference" style:family="text">
      <style:text-properties style:text-position="super 58%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rudziądz, dnia 12</dc:title>
    <meta:initial-creator>Kancelaria</meta:initial-creator>
    <dc:creator>Rafał Kowalewski</dc:creator>
    <meta:editing-cycles>3</meta:editing-cycles>
    <meta:print-date>2022-07-14T08:43:00</meta:print-date>
    <meta:creation-date>2022-12-07T18:10:00</meta:creation-date>
    <dc:date>2023-02-08T23:45:00</dc:date>
    <meta:editing-duration>PT6M52S</meta:editing-duration>
    <meta:generator>OpenOffice/4.1.13$Unix OpenOffice.org_project/4113m1$Build-9810</meta:generator>
    <meta:document-statistic meta:table-count="0" meta:image-count="0" meta:object-count="0" meta:page-count="2" meta:paragraph-count="54" meta:word-count="374" meta:character-count="30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